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ff0000" style:text-underline-style="none"/>
    </style:style>
    <style:style style:name="T12" style:family="text">
      <style:text-properties fo:color="#ff0000" style:text-underline-style="none" fo:font-weight="bold" style:font-weight-asian="bold" style:font-weight-complex="bold"/>
    </style:style>
    <style:style style:name="T13" style:family="text">
      <style:text-properties fo:color="#ff0000" style:text-line-through-style="solid" style:text-underline-style="none"/>
    </style:style>
    <style:style style:name="T14" style:family="text">
      <style:text-properties fo:color="#ff0000" style:text-line-through-style="solid" style:text-underline-style="none" fo:font-weight="bold" style:font-weight-asian="bold" style:font-weight-complex="bold"/>
    </style:style>
    <style:style style:name="T15" style:family="text">
      <style:text-properties fo:color="#ff0000" style:text-line-through-style="solid" fo:font-style="italic" style:text-underline-style="none" style:font-style-asian="italic" style:font-style-complex="italic"/>
    </style:style>
    <style:style style:name="T16" style:family="text">
      <style:text-properties fo:color="#ff0000" style:text-line-through-style="solid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style:text-line-through-style="solid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color="#ff0000" fo:font-style="italic" style:text-underline-style="none" style:font-style-asian="italic" style:font-style-complex="italic"/>
    </style:style>
    <style:style style:name="T19" style:family="text">
      <style:text-properties fo:color="#ff0000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Linies</text:span> (<text:span text:style-name="T1">codiLinea,</text:span><text:span text:style-name="T2"> color, nom, durada_trayecte</text:span>)</text:p>
      <text:p text:style-name="Standard"/>
      <text:p text:style-name="Standard"><text:span text:style-name="T4">Parades</text:span> (<text:span text:style-name="T1">codiParada,</text:span><text:span text:style-name="T2"> codiBarri, adreça, nom, accessible</text:span>) <text:span text:style-name="T4">on</text:span> <text:span text:style-name="T5">codiBarri </text:span><text:span text:style-name="T9">references </text:span><text:span text:style-name="T6">Barris</text:span></text:p>
      <text:p text:style-name="Standard"/>
      <text:p text:style-name="Standard"><text:span text:style-name="T4">ParadesLinies</text:span> (<text:span text:style-name="T1">codiLinea</text:span><text:span text:style-name="T2">, </text:span><text:span text:style-name="T1">codiParada, </text:span><text:span text:style-name="T2">ordre) </text:span><text:span text:style-name="T3">on</text:span><text:span text:style-name="T2"> </text:span><text:span text:style-name="T7">codiLinea </text:span><text:span text:style-name="T10">references </text:span><text:span text:style-name="T8">Linies </text:span><text:span text:style-name="T10">and </text:span><text:span text:style-name="T8">codiParada </text:span><text:span text:style-name="T10">references </text:span><text:span text:style-name="T8">Parades</text:span></text:p>
      <text:p text:style-name="Standard"/>
      <text:p text:style-name="Standard"><text:span text:style-name="T3">Barris </text:span><text:span text:style-name="T2">(</text:span><text:span text:style-name="T1">codiBarri</text:span><text:span text:style-name="T2">, </text:span><text:span text:style-name="T13">codiParada</text:span><text:span text:style-name="T2">, barriVei, nom) </text:span><text:span text:style-name="T14">on</text:span><text:span text:style-name="T13"> </text:span><text:span text:style-name="T15">codiParada </text:span><text:span text:style-name="T17">references </text:span><text:span text:style-name="T16">Parades</text:span></text:p>
      <text:p text:style-name="P1"/>
      <text:p text:style-name="P1"><text:span text:style-name="T4">Conductors</text:span> (<text:span text:style-name="T1">codiConductors</text:span>, nom, primerCognom, segonCognom, telefon, mail, dataNaix, dataCarnet)</text:p>
      <text:p text:style-name="P1"/>
      <text:p text:style-name="P1"><text:span text:style-name="T4">Vehicles</text:span> <text:span text:style-name="T1">(matricula</text:span>, cilindrada, anyFabricacio, capacitatMax, aire, adaptat)</text:p>
      <text:p text:style-name="P1"/>
      <text:p text:style-name="P1"><text:span text:style-name="T4">LineaAssignada</text:span> (<text:span text:style-name="T1">codiLinea</text:span>, <text:span text:style-name="T1">codiConductor</text:span>, formacio) <text:span text:style-name="T4">on</text:span> <text:span text:style-name="T5">codiLinea </text:span><text:span text:style-name="T9">references </text:span><text:span text:style-name="T6">Linies </text:span><text:span text:style-name="T9">and </text:span><text:span text:style-name="T6">codiConductor </text:span><text:span text:style-name="T9">references </text:span><text:span text:style-name="T6">Conductors</text:span></text:p>
      <text:p text:style-name="P1"/>
      <text:p text:style-name="P1"><text:span text:style-name="T4">VehicleAssignat</text:span> (<text:span text:style-name="T1">codiVehicle</text:span>, <text:span text:style-name="T1">codiConductor</text:span>) <text:span text:style-name="T4">on</text:span> <text:span text:style-name="T5">codiVehicle </text:span><text:span text:style-name="T9">references </text:span><text:span text:style-name="T6">Vehicles </text:span><text:span text:style-name="T9">and </text:span><text:span text:style-name="T6">codiConductor </text:span><text:span text:style-name="T9">references </text:span><text:span text:style-name="T6">Conduct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Rumbo Alvarez</meta:initial-creator>
    <meta:creation-date>2024-10-15T10:03:15.38</meta:creation-date>
    <dc:date>2024-10-16T16:29:00.61</dc:date>
    <dc:creator>Samuel Rumbo Alvarez</dc:creator>
    <meta:editing-duration>PT44M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75" meta:character-count="734"/>
  </office:meta>
</office:document-meta>
</file>